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paragraph-properties fo:margin-top="0cm" fo:margin-bottom="0cm" style:contextual-spacing="true"/>
    </style:style>
    <style:style style:name="P2" style:family="paragraph" style:parent-style-name="List_20_Paragraph" style:list-style-name="WWNum2">
      <style:paragraph-properties fo:margin-top="0cm" fo:margin-bottom="0cm" style:contextual-spacing="true"/>
    </style:style>
    <style:style style:name="P3" style:family="paragraph" style:parent-style-name="List_20_Paragraph" style:list-style-name="WWNum2">
      <style:paragraph-properties fo:margin-top="0cm" fo:margin-bottom="0cm" style:contextual-spacing="true"/>
      <style:text-properties style:font-name="Arial" fo:font-size="14pt" style:font-size-asian="14pt" style:font-name-complex="Arial2" style:font-size-complex="14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margin-top="0cm" fo:margin-bottom="0cm" style:contextual-spacing="false"/>
      <style:text-properties style:font-name="Arial" fo:font-size="14pt" style:font-size-asian="14pt" style:font-name-complex="Arial2" style:font-size-complex="14pt"/>
    </style:style>
    <style:style style:name="P6" style:family="paragraph" style:parent-style-name="Standard">
      <style:text-properties style:font-name="Arial" fo:font-size="14pt" style:font-size-asian="14pt" style:font-name-complex="Arial2" style:font-size-complex="14pt"/>
    </style:style>
    <style:style style:name="P7" style:family="paragraph" style:parent-style-name="Standard">
      <style:paragraph-properties fo:margin-left="0.635cm" fo:margin-right="0cm" fo:margin-top="0cm" fo:margin-bottom="0cm" style:contextual-spacing="false" fo:text-indent="0cm" style:auto-text-indent="false"/>
      <style:text-properties style:font-name="Arial" fo:font-size="14pt" style:font-size-asian="14pt" style:font-name-complex="Arial2" style:font-size-complex="14pt"/>
    </style:style>
    <style:style style:name="P8" style:family="paragraph" style:parent-style-name="Standard">
      <style:paragraph-properties fo:margin-top="0cm" fo:margin-bottom="0cm" style:contextual-spacing="false"/>
      <style:text-properties style:font-name="Arial" fo:font-size="14pt" fo:font-weight="bold" style:font-size-asian="14pt" style:font-weight-asian="bold" style:font-name-complex="Arial2" style:font-size-complex="14pt" style:font-weight-complex="bold"/>
    </style:style>
    <style:style style:name="P9" style:family="paragraph" style:parent-style-name="Standard">
      <style:paragraph-properties fo:margin-top="0cm" fo:margin-bottom="0cm" style:contextual-spacing="false"/>
    </style:style>
    <style:style style:name="P10" style:family="paragraph" style:parent-style-name="Standard">
      <style:paragraph-properties fo:margin-top="0cm" fo:margin-bottom="0cm" style:contextual-spacing="false" fo:break-before="page"/>
    </style:style>
    <style:style style:name="P11" style:family="paragraph" style:parent-style-name="Standard">
      <style:paragraph-properties fo:margin-left="0.635cm" fo:margin-right="0cm" fo:margin-top="0cm" fo:margin-bottom="0cm" style:contextual-spacing="false" fo:text-indent="0cm" style:auto-text-indent="false"/>
    </style:style>
    <style:style style:name="T1" style:family="text">
      <style:text-properties style:font-name="Arial" fo:font-size="14pt" fo:font-weight="bold" style:font-size-asian="14pt" style:font-weight-asian="bold" style:font-name-complex="Arial2" style:font-size-complex="14pt" style:font-weight-complex="bold"/>
    </style:style>
    <style:style style:name="T2" style:family="text">
      <style:text-properties style:font-name="Arial" fo:font-size="14pt" style:font-size-asian="14pt" style:font-name-complex="Arial2" style:font-size-complex="14pt"/>
    </style:style>
    <style:style style:name="T3" style:family="text">
      <style:text-properties style:text-position="super 58%" style:font-name="Arial" fo:font-size="14pt" style:font-size-asian="14pt" style:font-name-complex="Arial2"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PRS avec un module TTGO LoRa</text:span></text:p>
      <text:p text:style-name="P5"/>
      <text:p text:style-name="P9"><text:span text:style-name="T2">Anthony F4GOH</text:span></text:p>
      <text:p text:style-name="P5"/>
      <text:p text:style-name="P9"><text:span text:style-name="T1">1 Introduction</text:span></text:p>
      <text:p text:style-name="P5"/>
      <text:p text:style-name="P9"><text:span text:style-name="T2">L’APRS (Automatic Packet Reporting System) a été développé par Bob Bruninga, WB4APR, en tant que système de communication local en temps réel pour échanger rapidement des données numériques (géolocalisation, balises météo, télémétrie, messages, etc…). Une balise APRS classique nécessite un émetteur FM (144.800Mhz) ainsi qu’un TNC (Terminal Node Controller) utilisant la modulation FSK</text:span> <text:span text:style-name="T2">(frequency-shift keying). Depuis quelques années on constate une prolifération de modules avec comme base le microcontrôleur ESP32. Parmi ces modules, il existe le TTGO T-Beam réunissant tous les éléments pour réaliser une balise APRS compacte :</text:span></text:p>
      <text:p text:style-name="P5"/>
      <text:list xml:id="list2644692171" text:style-name="WWNum1">
        <text:list-item>
          <text:p text:style-name="P1"><text:span text:style-name="T2">ESP32</text:span></text:p>
        </text:list-item>
        <text:list-item>
          <text:p text:style-name="P1"><text:span text:style-name="T2">Modem LoRa SX1278 délivrant 20 dBm.</text:span></text:p>
        </text:list-item>
        <text:list-item>
          <text:p text:style-name="P1"><text:span text:style-name="T2">GPS</text:span></text:p>
        </text:list-item>
        <text:list-item>
          <text:p text:style-name="P1"><text:span text:style-name="T2">Gestionnaire d’alimentation</text:span></text:p>
        </text:list-item>
        <text:list-item>
          <text:p text:style-name="P1"><text:span text:style-name="T2">Afficheur OLED I²C en option.</text:span></text:p>
        </text:list-item>
        <text:list-item>
          <text:p text:style-name="P1"><text:span text:style-name="T2">Support de batterie 3.7V</text:span></text:p>
        </text:list-item>
      </text:list>
      <text:p text:style-name="P5"/>
      <text:p text:style-name="P9"><text:span text:style-name="T2">Il en résulte une diminution du volume matériel très conséquente comparée à un dispositif classique FM. L’utilisateur se contentera d’implanter le logiciel dans le microcontrôleur ESP32 et de réaliser la mise en boitier.</text:span></text:p>
      <text:p text:style-name="P5"/>
      <text:p text:style-name="P9"><text:span text:style-name="T2">Image « comparatif.png » légende : Comparaison matériel entre une balise classique FM et LoRa.</text:span></text:p>
      <text:p text:style-name="P5"/>
      <text:p text:style-name="P9"><text:span text:style-name="T2">Peter (OE5BPA) initiateur du projet a eu l’idée d’utiliser la technologie dédiée aux IOT (objets connectés) pour transmettre des trames APRS et ainsi pouvoir utiliser des modules TTGO existants (1).</text:span></text:p>
      <text:p text:style-name="P6"/>
      <text:p text:style-name="P10"><text:span text:style-name="T1">2 Rappel de la chaine de transmission APRS</text:span></text:p>
      <text:p text:style-name="P5"/>
      <text:p text:style-name="P9"><text:span text:style-name="T2">Image « synoptique.png» légende : chaine de transmission APRS.</text:span></text:p>
      <text:p text:style-name="P5"/>
      <text:p text:style-name="P9"><text:span text:style-name="T2">La balise ou station mobile (TTGO T-Beam) envoie périodiquement sa position géographique (longitude latitude).</text:span></text:p>
      <text:p text:style-name="P5"/>
      <text:p text:style-name="P9"><text:span text:style-name="T2">La station fixe (Igate avec un module TTGO ne disposant pas de récepteur GPS) reçoit la position et via sa liaison Wi-Fi reporte celle-ci sur internet dans les serveurs APRS.</text:span></text:p>
      <text:p text:style-name="P5"/>
      <text:p text:style-name="P9"><text:span text:style-name="T2">L’utilisateur se connecte sur aprs.fi avec un navigateur, puis consulte la position de la station mobile recherchée. Un utilisateur extérieur ne se rend pas forcément compte de la technologie utilisée (FM ou LoRa). Il est cependant nécessaire d’avoir suffisamment d’Igate LoRa afin de relayer l’information dans les meilleures conditions.</text:span></text:p>
      <text:p text:style-name="P5"/>
      <text:p text:style-name="P9"><text:span text:style-name="T2">J’ai testé la balise autour de mon QRA en mobile. La réception était satisfaisante dans un rayon de 10/15 km. Bien sûr l’antenne n’était pas celle d’origine, mais une antenne Jpole 70cm, toujours avec 20 dBm.</text:span></text:p>
      <text:p text:style-name="P5"/>
      <text:p text:style-name="P9"><text:span text:style-name="T2">Image « test.png» Légende : Test autour du Mans avec un Igate au lycée Touchard – Washington F4KMN.</text:span></text:p>
      <text:p text:style-name="P5"/>
      <text:p text:style-name="P9"><text:span text:style-name="T1">3 La modulation LoRa</text:span></text:p>
      <text:p text:style-name="P5"/>
      <text:p text:style-name="P9"><text:span text:style-name="T2">Le LoRa signifie Long Range ou « longue portée » en français. Il s’agit d’une technologie qui permet aux objets connectés d’échanger des données de faibles tailles en bas débit. La radio LoRa repose sur une transmission à étalement de spectre.</text:span></text:p>
      <text:p text:style-name="P5"/>
      <text:p text:style-name="P9"><text:span text:style-name="T2">Image « modulation_lora.png » Légende : Modulation LoRa dans le waterfall de GQRX.</text:span></text:p>
      <text:p text:style-name="P5"/>
      <text:p text:style-name="P9"><text:span text:style-name="T2">Pour en savoir plus sur la technologie Lora, je vous conseille de lire l’excellent livre réalisé par Sylvain MONTAGNY à l’université Savoie Mont Blanc (2). Pour les développeurs, vous trouverez une description </text:span><text:bookmark text:name="_GoBack"/><text:span text:style-name="T2">de la bibliothèque LoRa utilisée dans le projet par Philippe Simier (8).</text:span></text:p>
      <text:p text:style-name="P5"/>
      <text:p text:style-name="P9"><text:soft-page-break/><text:span text:style-name="T2">La plupart du temps les modems LoRa couvrent la bande de radiofréquence industrielle, scientifique et médicale (ISM) sur 868 MHz, mais il existe des modules SX1278 utilisant la bande amateur UHF 430/440MHz. Il faudra donc être très vigilant lors de l’achat du TTGO afin d’avoir la bonne plage de fréquence pour l’émetteur et le récepteur.</text:span></text:p>
      <text:p text:style-name="P8"/>
      <text:p text:style-name="P9"><text:span text:style-name="T1">4 Programmation logicielle de l’igate</text:span></text:p>
      <text:p text:style-name="P5"/>
      <text:p text:style-name="P9"><text:span text:style-name="T2">Je vous conseille de commencer par programmer le TTGO Igate en 1</text:span><text:span text:style-name="T3">er</text:span><text:span text:style-name="T2"> lieu et ainsi vérifier si la connexion Internet est correcte via le Wi-Fi.</text:span></text:p>
      <text:p text:style-name="P5"/>
      <text:p text:style-name="P9"><text:span text:style-name="T2">Pour cela deux possibilités :</text:span></text:p>
      <text:p text:style-name="P5"/>
      <text:list xml:id="list173060934987360" text:continue-numbering="true" text:style-name="WWNum1">
        <text:list-item>
          <text:p text:style-name="P1"><text:span text:style-name="T2">Utiliser le programme original de Peter sur son site Github. Mais il faudra au préalable installer visual studio code, recompiler le programme et modifier un fichier de configuration JSON. Cela n’est pas une chose aisée pour tout OM (1).</text:span></text:p>
        </text:list-item>
        <text:list-item>
          <text:p text:style-name="P1"><text:span text:style-name="T2">Utiliser un outil de programmation en ligne prêt à l’emploi. En effet, à partir du code source de Peter, j’ai créé ma propre « version » facilitant la programmation logicielle (3).</text:span></text:p>
        </text:list-item>
      </text:list>
      <text:p text:style-name="P5"/>
      <text:p text:style-name="P9"><text:span text:style-name="T2">Après avoir branché le module avec un câble USB sur le PC, vérifier l’installation des pilotes USB série COM. Les utilisateurs de W10 et Linux n’auront pas de problème particulier. Noter le numéro du port COM ou nouvellement installé.</text:span></text:p>
      <text:p text:style-name="P5"/>
      <text:p text:style-name="P9"><text:span text:style-name="T2">Avec le navigateur Chrome, saisir l’adresse URL (4), sélectionner « </text:span><text:span text:style-name="T1">Igate WiFi » </text:span><text:span text:style-name="T2">dans le menu déroulant.</text:span><text:span text:style-name="T1"> </text:span><text:span text:style-name="T2">Cliquer sur « connect », choisir le bon port COM et suivre la procédure de programmation conformément aux copies d’écran ci-contre.</text:span></text:p>
      <text:p text:style-name="P5"/>
      <text:p text:style-name="P9"><text:span text:style-name="T2">Image « igate_pgm.png» Légende : Les différentes étapes pour programmer le logiciel de l’igate.</text:span></text:p>
      <text:p text:style-name="P5"/>
      <text:p text:style-name="P9"><text:span text:style-name="T2">Une fois programmé l’écran OLED affiche le logo du lycée F4KMN. Il faut maintenant configurer l’igate en utilisant un terminal série comme par exemple Putty à un débit de 115200 Bauds.</text:span></text:p>
      <text:p text:style-name="P5"/>
      <text:p text:style-name="P9"><text:soft-page-break/><text:span text:style-name="T2">Image « igate_init.jpg» Légende : Ecran d’accueil du radio club du lycée Touchard – Washington F4KMN. L’igate est programmé, il reste la configuration en ligne de commandes avec un terminal série.</text:span></text:p>
      <text:p text:style-name="P6"/>
      <text:p text:style-name="P9"><text:span text:style-name="T2">Taper la commande help pour avoir de l’aide sur la configuration, il y a un exemple de configuration qui s’affiche.</text:span></text:p>
      <text:p text:style-name="P5"/>
      <text:p text:style-name="P9"><text:span text:style-name="T2">Au minimum, il faudra configurer :</text:span></text:p>
      <text:list xml:id="list173061793781585" text:continue-numbering="true" text:style-name="WWNum1">
        <text:list-item>
          <text:p text:style-name="P1"><text:span text:style-name="T2">Le point d’accès SSID Wifi avec le mot de passe ;</text:span></text:p>
        </text:list-item>
        <text:list-item>
          <text:p text:style-name="P1"><text:span text:style-name="T2">L’indicatif (callsign) ;</text:span></text:p>
        </text:list-item>
        <text:list-item>
          <text:p text:style-name="P1"><text:span text:style-name="T2">La position géographique de l’igate (longitude, latitude en degrés minutes décimales) ;</text:span></text:p>
        </text:list-item>
        <text:list-item>
          <text:p text:style-name="P1"><text:span text:style-name="T2">Activer la connexion internet ;</text:span></text:p>
        </text:list-item>
        <text:list-item>
          <text:p text:style-name="P1"><text:span text:style-name="T2">Afficher le bilan des modifications (commande show).</text:span></text:p>
        </text:list-item>
      </text:list>
      <text:p text:style-name="P5"/>
      <text:p text:style-name="P11"><text:span text:style-name="T2">La prise en compte des paramètres se fait lors de la sortie du menu en tapant exit.</text:span></text:p>
      <text:p text:style-name="P7"/>
      <text:p text:style-name="P11"><text:span text:style-name="T2">Image « config_igate.png» Légende : Au minimum, six paramètres sont nécessaires pour configurer l’igate (en rouge)</text:span></text:p>
      <text:p text:style-name="P7"/>
      <text:p text:style-name="P11"><text:span text:style-name="T2">Une fois configuré le TTGO doit se connecter sur le serveur APRS. Une icône indiquant la position de l’igate doit apparaitre sur le site aprs.fi.</text:span></text:p>
      <text:p text:style-name="P5"/>
      <text:p text:style-name="P9"><text:span text:style-name="T2">Image « error_prog.png» Légende : En cas d’erreur, il faudra relier le GPIO0 au GND avant de programmer le TTGO.</text:span></text:p>
      <text:p text:style-name="P5"/>
      <text:p text:style-name="P5"/>
      <text:p text:style-name="P9"><text:span text:style-name="T1">5 Programmation logicielle de la balise</text:span></text:p>
      <text:p text:style-name="P5"/>
      <text:p text:style-name="P9"><text:span text:style-name="T2">La procédure pour programmer la balise est identique à celle de l’igate. Il faudra d’abord initialiser le GPS avec le programme « </text:span><text:span text:style-name="T1">Reset GPS »</text:span><text:span text:style-name="T2">, puis reprogrammer à nouveau le module avec le logiciel « </text:span><text:span text:style-name="T1">Tracker</text:span><text:span text:style-name="T2"> ».</text:span></text:p>
      <text:p text:style-name="P5"/>
      <text:p text:style-name="P9"><text:span text:style-name="T2">Image « reset_gps.png» Légende : Le programme Reset GPS affiche les trames NMEA sur le port série en 115200 bauds.</text:span></text:p>
      <text:p text:style-name="P5"/>
      <text:p text:style-name="P9"><text:soft-page-break/><text:span text:style-name="T2">Taper la commande help pour avoir de l’aide sur la configuration ; il y a un exemple de configuration qui s’affiche.</text:span></text:p>
      <text:p text:style-name="P6"/>
      <text:p text:style-name="P9"><text:span text:style-name="T2">Au minimum, il faudra configurer :</text:span></text:p>
      <text:list xml:id="list173061605287053" text:continue-numbering="true" text:style-name="WWNum1">
        <text:list-item>
          <text:p text:style-name="P1"><text:span text:style-name="T2">L’indicatif (callsign) ;</text:span></text:p>
        </text:list-item>
        <text:list-item>
          <text:p text:style-name="P1"><text:span text:style-name="T2">Le symbole APRS sous forme d’un caractère ASCII ;</text:span></text:p>
        </text:list-item>
        <text:list-item>
          <text:p text:style-name="P1"><text:span text:style-name="T2">La seconde de transmission ;</text:span></text:p>
        </text:list-item>
        <text:list-item>
          <text:p text:style-name="P1"><text:span text:style-name="T2">Le commentaire.</text:span></text:p>
        </text:list-item>
      </text:list>
      <text:p text:style-name="P7"/>
      <text:p text:style-name="P9"><text:span text:style-name="T2">La prise en compte des paramètres se fait également lors de la sortie du menu en tapant exit.</text:span></text:p>
      <text:p text:style-name="P7"/>
      <text:p text:style-name="P11"><text:span text:style-name="T2">Image « config_balise.png» Légende : Au minimum, quatre paramètres sont nécessaires pour configurer la balise (en rouge)</text:span></text:p>
      <text:p text:style-name="P5"/>
      <text:p text:style-name="P9"><text:span text:style-name="T2">L’intervalle entre deux transmissions est fixe toutes les minutes. Le paramètre des secondes fixe le moment où transmettre la trame dans la minute. Cela évite d’avoir des collisions entre plusieurs balises à proximité l’une de l’autre.</text:span></text:p>
      <text:p text:style-name="P5"/>
      <text:p text:style-name="P9"><text:span text:style-name="T2">L’utilisateur pourra également activer l’envoi de l’altitude et l’information de cap et de vitesse. Si la mesure de la tension et du courant consommé est activée, le commentaire ne sera pas envoyé.</text:span></text:p>
      <text:p text:style-name="P5"/>
      <text:p text:style-name="P9"><text:span text:style-name="T2">Le dernier paramètre est le modèle dynamique du GPS. En effet si la balise est placée dans un ballon sonde, il est absolument nécessaire de changer le modèle par « airborne1g » afin de garantir une mesure correcte de l’altitude.</text:span></text:p>
      <text:p text:style-name="P5"/>
      <text:p text:style-name="P11"><text:span text:style-name="T2">Image « Platform_Model.PNG» Légende : Modèles de configuration du GPS, par défaut il est en « Portable »., incompatible pour un ballon sonde.</text:span></text:p>
      <text:p text:style-name="P5"/>
      <text:p text:style-name="P11"><text:span text:style-name="T2">Image « show_balise.png» Légende : Un exemple de configuration pour un ballon sonde.</text:span></text:p>
      <text:p text:style-name="P5"/>
      <text:p text:style-name="P5"/>
      <text:p text:style-name="P5"/>
      <text:p text:style-name="P5"/>
      <text:p text:style-name="P9"><text:soft-page-break/><text:span text:style-name="T1">6 Bilan de la configuration</text:span></text:p>
      <text:p text:style-name="P5"/>
      <text:p text:style-name="P9"><text:span text:style-name="T2">Lorsque la balise et l’igate sont sous tension, l’affichage de la trame sur l’écran Oled utilise plusieurs pages et ce, afin de faciliter la lisibilité.</text:span></text:p>
      <text:p text:style-name="P5"/>
      <text:p text:style-name="P9"><text:span text:style-name="T2">Image « reception_igate_oled.png» Légende : Affichage d’une trame sur plusieurs pages sur l’écran Oled.</text:span></text:p>
      <text:p text:style-name="P5"/>
      <text:p text:style-name="P9"><text:span text:style-name="T2">Il faudra bien évidemment se rendre sur le site aprs.fi pour vérifier le report correct de la position de la balise.</text:span></text:p>
      <text:p text:style-name="P5"/>
      <text:p text:style-name="P9"><text:span text:style-name="T1">7 Utilisation avec APRSDroid sur Android </text:span></text:p>
      <text:p text:style-name="P5"/>
      <text:p text:style-name="P9"><text:span text:style-name="T2">Il est possible d’utiliser un module TTGO sans GPS (même version que pour l‘igate) en tant que balise avec un smartphone et le logiciel APRSDroid. Dans ce cas c’est le GPS interne du smartphone qui est utilisé.</text:span></text:p>
      <text:p text:style-name="P5"/>
      <text:p text:style-name="P9"><text:span text:style-name="T2">Dans la configuration du module Igate il faudra désactiver la connexion internet. (Enable local wifi Access Point for AprsDroid <text:s text:c="2"/>: internet 0)</text:span></text:p>
      <text:p text:style-name="P5"/>
      <text:p text:style-name="P9"><text:span text:style-name="T2">Le module TTGO démarre alors en point d’accès WiFi. Avec le smartphone, connectez-vous sur ce point d’accès (SSID : « APRS Droid », mot de passe « totototo ».</text:span></text:p>
      <text:p text:style-name="P5"/>
      <text:p text:style-name="P9"><text:span text:style-name="T2">Coté APRSDroid quelques changements dans le menu « paramètres APRS » s’imposent (5) :</text:span></text:p>
      <text:p text:style-name="P5"/>
      <text:list xml:id="list173060968745025" text:continue-numbering="true" text:style-name="WWNum1">
        <text:list-item>
          <text:p text:style-name="P1"><text:span text:style-name="T2">Préférences de connexion : </text:span><text:span text:style-name="T1">TNC(texte brute TNC2) , TCP/IP</text:span></text:p>
        </text:list-item>
        <text:list-item>
          <text:p text:style-name="P1"><text:span text:style-name="T2">Connexion APRS : </text:span><text:span text:style-name="T1">TCP/IP</text:span></text:p>
        </text:list-item>
        <text:list-item>
          <text:p text:style-name="P1"><text:span text:style-name="T2">Serveur KISS TCP à contacter : </text:span><text:span text:style-name="T1">192.168.4.1 :14580</text:span></text:p>
        </text:list-item>
      </text:list>
      <text:p text:style-name="P5"/>
      <text:p text:style-name="P9"><text:span text:style-name="T2">Il ne reste plus qu’à envoyer une position avec APRSDroid. Le TTGO est utilisé en tant que passerelle radio/Smartphone. Cette situation est très pratique pour localiser les balises en portable sans utiliser de PC avec le menu de cartographie intégré avec APRSDroid.</text:span></text:p>
      <text:p text:style-name="P5"/>
      <text:p text:style-name="P5"/>
      <text:p text:style-name="P5"/>
      <text:p text:style-name="P5"/>
      <text:p text:style-name="P9"><text:soft-page-break/><text:span text:style-name="T1">8 Conclusion :</text:span></text:p>
      <text:p text:style-name="P5"/>
      <text:p text:style-name="P9"><text:span text:style-name="T2">Il existe de nombreux projets autour du TTGO. Ce module a un bel avenir parmi les « makers » et les fans de « DIY ». Le côté radioamateur n’est évidemment pas oublié en utilisant le protocole APRS existant. L’ensemble permet de réaliser une balise très rapidement et à moindre coût. J’ai réécrit le logiciel avant tout pour le lancement du ballon au lycée Touchard - Washington en Juin 2022 (6). Mais l’application peut être utilisée dans beaucoup de domaines différents. Il y aura des mises à jour du « software » en fonction des besoins futurs.</text:span></text:p>
      <text:p text:style-name="P5"/>
      <text:p text:style-name="P9"><text:span text:style-name="T2">73 et bon trafic en LoRa APRS.</text:span></text:p>
      <text:p text:style-name="P5"/>
      <text:p text:style-name="P5"/>
      <text:p text:style-name="P9"><text:span text:style-name="T2">Liens :</text:span></text:p>
      <text:p text:style-name="P5"/>
      <text:list xml:id="list312810524" text:style-name="WWNum2">
        <text:list-item>
          <text:p text:style-name="P2"><text:a xlink:type="simple" xlink:href="https://github.com/lora-aprs" text:style-name="Internet_20_link" text:visited-style-name="Visited_20_Internet_20_Link"><text:span text:style-name="Internet_20_link"><text:span text:style-name="T2">https://github.com/lora-aprs</text:span></text:span></text:a></text:p>
        </text:list-item>
        <text:list-item>
          <text:p text:style-name="P2"><text:a xlink:type="simple" xlink:href="https://www.univ-smb.fr/lorawan/wp-content/uploads/2022/01/Livre-LoRa-LoRaWAN-et-lInternet-des-Objets.pdf" text:style-name="Internet_20_link" text:visited-style-name="Visited_20_Internet_20_Link"><text:span text:style-name="Internet_20_link"><text:span text:style-name="T2">https://www.univ-smb.fr/lorawan/wp-content/uploads/2022/01/Livre-LoRa-LoRaWAN-et-lInternet-des-Objets.pdf</text:span></text:span></text:a></text:p>
        </text:list-item>
        <text:list-item>
          <text:p text:style-name="P2"><text:a xlink:type="simple" xlink:href="https://github.com/f4goh/lora-aprs-esp32" text:style-name="Internet_20_link" text:visited-style-name="Visited_20_Internet_20_Link"><text:span text:style-name="Internet_20_link"><text:span text:style-name="T2">https://github.com/f4goh/lora-aprs-esp32</text:span></text:span></text:a></text:p>
        </text:list-item>
        <text:list-item>
          <text:p text:style-name="P2"><text:a xlink:type="simple" xlink:href="https://f4goh.github.io/lora-aprs-esp32/index.html" text:style-name="Internet_20_link" text:visited-style-name="Visited_20_Internet_20_Link"><text:span text:style-name="Internet_20_link"><text:span text:style-name="T2">https://f4goh.github.io/lora-aprs-esp32/index.html</text:span></text:span></text:a></text:p>
        </text:list-item>
        <text:list-item>
          <text:p text:style-name="P2"><text:a xlink:type="simple" xlink:href="https://github.com/f4goh/lora-aprs-esp32/tree/main/igate" text:style-name="Internet_20_link" text:visited-style-name="Visited_20_Internet_20_Link"><text:span text:style-name="Internet_20_link"><text:span text:style-name="T2">https://github.com/f4goh/lora-aprs-esp32/tree/main/igate</text:span></text:span></text:a></text:p>
        </text:list-item>
        <text:list-item>
          <text:p text:style-name="P2"><text:a xlink:type="simple" xlink:href="https://www.touchard-washington.fr/2022/05/31/le-3-juin-prochain-le-lycee-touchard-washington-prend-de-la-hauteur/" text:style-name="Internet_20_link" text:visited-style-name="Visited_20_Internet_20_Link"><text:span text:style-name="Internet_20_link"><text:span text:style-name="T2">https://www.touchard-washington.fr/2022/05/31/le-3-juin-prochain-le-lycee-touchard-washington-prend-de-la-hauteur/</text:span></text:span></text:a></text:p>
        </text:list-item>
        <text:list-item>
          <text:p text:style-name="P2"><text:a xlink:type="simple" xlink:href="https://github.com/PhilippeSimier/Esp32/tree/master/24_Lora" text:style-name="Internet_20_link" text:visited-style-name="Visited_20_Internet_20_Link"><text:span text:style-name="Internet_20_link"><text:span text:style-name="T2">https://github.com/PhilippeSimier/Esp32/tree/master/24_Lora</text:span></text:span></text:a></text:p>
        </text:list-item>
        <text:list-item>
          <text:p text:style-name="P3"/>
        </text:list-item>
      </text:list>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thony</meta:initial-creator>
    <dc:creator>anthony</dc:creator>
    <meta:editing-cycles>116</meta:editing-cycles>
    <meta:creation-date>2022-03-25T17:46:00</meta:creation-date>
    <dc:date>2022-09-05T07:34:00</dc:date>
    <meta:editing-duration>PT12H47M</meta:editing-duration>
    <meta:generator>LibreOffice/7.3.6.2$Linux_X86_64 LibreOffice_project/30$Build-2</meta:generator>
    <meta:document-statistic meta:table-count="0" meta:image-count="0" meta:object-count="0" meta:page-count="7" meta:paragraph-count="87" meta:word-count="1585" meta:character-count="9985" meta:non-whitespace-character-count="8511"/>
    <meta:user-defined meta:name="AppVersion">16.0000</meta:user-defined>
    <meta:template xlink:type="simple" xlink:actuate="onRequest" xlink:title="Normal.dotm" xlink:href=""/>
  </office:meta>
</office:document-meta>
</file>